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22pt" fo:font-weight="bold" style:font-size-asian="22pt" style:font-weight-asian="bold" style:font-size-complex="22pt" style:font-weight-complex="bold"/>
    </style:style>
    <style:style style:name="P2" style:family="paragraph" style:parent-style-name="Text_20_body">
      <style:paragraph-properties fo:text-align="center" style:justify-single-word="false"/>
      <style:text-properties style:font-name="Verdana" fo:font-size="22pt" fo:font-weight="bold" style:font-size-asian="22pt" style:font-weight-asian="bold" style:font-size-complex="22pt" style:font-weight-complex="bold"/>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paragraph-properties fo:text-align="justify" style:justify-single-word="false"/>
    </style:style>
    <style:style style:name="P8" style:family="paragraph" style:parent-style-name="Text_20_body" style:list-style-name="L2">
      <style:paragraph-properties fo:text-align="justify" style:justify-single-word="false"/>
    </style:style>
    <style:style style:name="P9" style:family="paragraph" style:parent-style-name="Text_20_body" style:list-style-name="L3">
      <style:paragraph-properties fo:text-align="justify" style:justify-single-word="false"/>
    </style:style>
    <style:style style:name="P10" style:family="paragraph" style:parent-style-name="Heading_20_2">
      <style:paragraph-properties fo:text-align="justify" style:justify-single-word="false"/>
    </style:style>
    <style:style style:name="P11" style:family="paragraph" style:parent-style-name="Text_20_body" style:list-style-name="L4">
      <style:paragraph-properties fo:text-align="justify" style:justify-single-word="false"/>
    </style:style>
    <style:style style:name="P12" style:family="paragraph" style:parent-style-name="Heading_20_3">
      <style:paragraph-properties fo:text-align="justify" style:justify-single-word="false"/>
    </style:style>
    <style:style style:name="P13" style:family="paragraph" style:parent-style-name="Text_20_body" style:list-style-name="L5">
      <style:paragraph-properties fo:text-align="justify" style:justify-single-word="false"/>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text:style-name="Numbering_20_Symbols"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tles of Antargis </text:p>
      <text:p text:style-name="P1"/>
      <text:p text:style-name="P1"/>
      <text:p text:style-name="P1">Architectur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Introduction<text:tab/>2</text:p>
          <text:p text:style-name="P3">2.Source structure<text:tab/>3</text:p>
          <text:p text:style-name="P4">2.1.Global structure of the sources<text:tab/>3</text:p>
          <text:p text:style-name="P4">2.2.GUI-Library<text:tab/>3</text:p>
          <text:p text:style-name="P5">Event handling<text:tab/>3</text:p>
          <text:p text:style-name="P5">Widgets<text:tab/>4</text:p>
          <text:p text:style-name="P5">Painters<text:tab/>4</text:p>
          <text:p text:style-name="P5">Application-object<text:tab/>5</text:p>
          <text:p text:style-name="P4">2.3.3d-Engine<text:tab/>5</text:p>
          <text:p text:style-name="P4">2.4.Game-engine (C++)<text:tab/>5</text:p>
          <text:p text:style-name="P4">2.5.Game-engine (Ruby)<text:tab/>5</text:p>
          <text:p text:style-name="P4">2.6.Game-scripts<text:tab/>5</text:p>
          <text:p text:style-name="P4">2.7.Level-scripts<text:tab/>5</text:p>
          <text:p text:style-name="P3">3.Authors<text:tab/>6</text:p>
        </text:index-body>
      </text:table-of-content>
      <text:p text:style-name="Text_20_body"/>
      <text:p text:style-name="Text_20_body"/>
      <text:h text:style-name="P6" text:outline-level="1">Introduction</text:h>
      <text:p text:style-name="Text_20_body">This document is licensed with <text:tab/>&gt;&gt;GNU Free Documentation License&lt;&lt;</text:p>
      <text:p text:style-name="Text_20_body">So every modifications and derivative work is also free!</text:p>
      <text:p text:style-name="Text_20_body"/>
      <text:p text:style-name="Text_20_body">This document is meant to give an overview of Battles of Antargis (BoA) with respect to design and coding. What you won't find here is complete guide to the code. But it is or hopefully once be an overview that can be used to find your way into the code.</text:p>
      <text:h text:style-name="P6" text:outline-level="1">Source structure</text:h>
      <text:h text:style-name="Heading_20_2" text:outline-level="2">Global structure of the sources</text:h>
      <text:p text:style-name="P7">The source-code of the game can be split into the following parts:</text:p>
      <text:list text:style-name="L2">
        <text:list-item>
          <text:p text:style-name="P8">GUI-library</text:p>
          <text:list>
            <text:list-item>
              <text:p text:style-name="P8">The GUI-library named libantargisgui is placed in gui/src and is buildable and runnable without the rest of the game. It can be based on both SDL and OpenGL.</text:p>
            </text:list-item>
          </text:list>
        </text:list-item>
        <text:list-item>
          <text:p text:style-name="P8">3d-engine</text:p>
          <text:list>
            <text:list-item>
              <text:p text:style-name="P8">The 3d-engine is placed in the src-directory and is not yet separated from the actual game-engine. It contains functionality for </text:p>
            </text:list-item>
          </text:list>
        </text:list-item>
        <text:list-item>
          <text:p text:style-name="P8">game-engine (src/*)</text:p>
        </text:list-item>
        <text:list-item>
          <text:p text:style-name="P8">game-scripts (ruby/*)</text:p>
        </text:list-item>
        <text:list-item>
          <text:p text:style-name="P8">level-scripts (data/levels)</text:p>
        </text:list-item>
        <text:list-item>
          <text:p text:style-name="P8">client/server-code (server/*)</text:p>
        </text:list-item>
      </text:list>
      <text:p text:style-name="P7">Not included in this are the XML-based files for:</text:p>
      <text:list text:style-name="L3">
        <text:list-item>
          <text:p text:style-name="P9">GUI-layouts (data/gui/)</text:p>
        </text:list-item>
        <text:list-item>
          <text:p text:style-name="P9">level-design (terrain-painting and entity positioning) (data/levels)</text:p>
        </text:list-item>
        <text:list-item>
          <text:p text:style-name="P9">campaign-design (data/campaigns)</text:p>
        </text:list-item>
      </text:list>
      <text:p text:style-name="P7"/>
      <text:h text:style-name="P10" text:outline-level="2">GUI-Library</text:h>
      <text:p text:style-name="P7">The basic layout BoAs GUI-library is based upon is “stolen” from Paragui, Qt and MatzeB's GUI for lincity-ng. For the beginning here's a short overview of design elements:</text:p>
      <text:list text:style-name="L4">
        <text:list-item>
          <text:p text:style-name="P11">event-handling</text:p>
        </text:list-item>
        <text:list-item>
          <text:p text:style-name="P11">widgets</text:p>
        </text:list-item>
        <text:list-item>
          <text:p text:style-name="P11">windows (not widgets)</text:p>
        </text:list-item>
        <text:list-item>
          <text:p text:style-name="P11">layout-elements</text:p>
        </text:list-item>
        <text:list-item>
          <text:p text:style-name="P11">application-object</text:p>
        </text:list-item>
      </text:list>
      <text:h text:style-name="P12" text:outline-level="3">Event handling</text:h>
      <text:p text:style-name="P7">Event handling is done with a very simplified implementation. At first sigc++ was used. But this caused many problems with swig. So a simpler way, with less template-usage was to be found. The implementation of event-handling or message-passing can be found in ag_messageobject.h. The base-class for objects, that want to send signals and catch events, is AGMessageObject. Nearly all of AntGUI's objects are derived from that.</text:p>
      <text:p text:style-name="P7">The basic idea goes like this:</text:p>
      <text:list text:style-name="L5">
        <text:list-item>
          <text:p text:style-name="P13">There's an AGEvent-class. All event-types are derived from it or simply use an instance of this. It contains a 2d-vector, a pointer to the underlying SDL-event (maybe 0), <text:s/>a Name and a pointer the AGMessageObject, that called the event.</text:p>
        </text:list-item>
        <text:list-item>
          <text:p text:style-name="P13">There's an AGSignal-class. This one is instantiated within an AGMessageObject:</text:p>
        </text:list-item>
      </text:list>
      <text:list text:style-name="Numbering_20_2">
        <text:list-item>
          <text:p text:style-name="Preformatted_20_Text">class MyObject:public AGMessageObject</text:p>
        </text:list-item>
        <text:list-item>
          <text:p text:style-name="Preformatted_20_Text">{</text:p>
        </text:list-item>
        <text:list-item>
          <text:p text:style-name="Preformatted_20_Text"><text:s text:c="2"/>public:</text:p>
        </text:list-item>
        <text:list-item>
          <text:p text:style-name="Preformatted_20_Text"><text:s text:c="2"/>AGSignal sigClick;</text:p>
        </text:list-item>
        <text:list-item>
          <text:p text:style-name="Preformatted_20_Text">};</text:p>
        </text:list-item>
        <text:list-item>
          <text:p text:style-name="Preformatted_20_Text"/>
        </text:list-item>
        <text:list-item>
          <text:p text:style-name="Preformatted_20_Text">MyObject::MyObject():</text:p>
        </text:list-item>
        <text:list-item>
          <text:p text:style-name="Preformatted_20_Text"><text:s text:c="2"/>sigClick(“sigClick”,this)</text:p>
        </text:list-item>
        <text:list-item>
          <text:p text:style-name="Preformatted_20_Text"/>
        </text:list-item>
      </text:list>
      <text:p text:style-name="Text_20_body"/>
      <text:p text:style-name="Text_20_body"/>
      <text:list text:style-name="L6">
        <text:list-item>
          <text:p text:style-name="P14">The AGSignal should be initialized, so that it can send name and sender correctly.</text:p>
        </text:list-item>
        <text:list-item>
          <text:p text:style-name="P14">if you want to catch such a signal, you have to add a function like this:</text:p>
        </text:list-item>
      </text:list>
      <text:list text:style-name="Numbering_20_2" text:continue-numbering="true">
        <text:list-item>
          <text:p text:style-name="Preformatted_20_Text">class MyNewObject:public AGMessageObject</text:p>
        </text:list-item>
        <text:list-item>
          <text:p text:style-name="Preformatted_20_Text">{</text:p>
        </text:list-item>
        <text:list-item>
          <text:p text:style-name="Preformatted_20_Text"><text:s text:c="2"/>public:</text:p>
        </text:list-item>
        <text:list-item>
          <text:p text:style-name="Preformatted_20_Text"><text:s text:c="2"/>bool eventClicked(AGEvent *pEvent);</text:p>
        </text:list-item>
        <text:list-item>
          <text:p text:style-name="Preformatted_20_Text">};</text:p>
        </text:list-item>
      </text:list>
      <text:p text:style-name="P7"/>
      <text:list text:style-name="L7">
        <text:list-item>
          <text:p text:style-name="P15">This event-Handler must return a boolean, which says, if the event is eaten, i.e. it shouldn't be processed anymore (=true), or it's not process by MyNewObject and should be process further.</text:p>
        </text:list-item>
        <text:list-item>
          <text:p text:style-name="P15">Now you want to connect a signal to an event, that goes like this:</text:p>
        </text:list-item>
      </text:list>
      <text:p text:style-name="P7"/>
      <text:list text:style-name="Numbering_20_2" text:continue-numbering="true">
        <text:list-item>
          <text:p text:style-name="Preformatted_20_Text">MyNewObject::MyNewObject()</text:p>
        </text:list-item>
        <text:list-item>
          <text:p text:style-name="Preformatted_20_Text">{</text:p>
        </text:list-item>
        <text:list-item>
          <text:p text:style-name="Preformatted_20_Text"><text:s text:c="2"/>someObject.sigClick.connect(slot(this,&amp;MyNewObject::eventClicked));</text:p>
        </text:list-item>
        <text:list-item>
          <text:p text:style-name="Preformatted_20_Text">}</text:p>
        </text:list-item>
      </text:list>
      <text:p text:style-name="Text_20_body"/>
      <text:p text:style-name="Text_20_body"/>
      <text:p text:style-name="Text_20_body">The event-handling in ruby is a little different from this. (=&gt;FIXME)</text:p>
      <text:p text:style-name="Text_20_body"/>
      <text:h text:style-name="Heading_20_3" text:outline-level="3">Widgets</text:h>
      <text:p text:style-name="Text_20_body">Any graphical Item in AntGUI is a widget. As mentioned above any Widget is derived from AGMessageObject. Widgets do the following:</text:p>
      <text:list text:style-name="L8">
        <text:list-item>
          <text:p text:style-name="P16">painting a widget to the screen</text:p>
        </text:list-item>
        <text:list-item>
          <text:p text:style-name="P16">handling user interaction (events)</text:p>
        </text:list-item>
      </text:list>
      <text:p text:style-name="Text_20_body"/>
      <text:h text:style-name="Heading_20_3" text:outline-level="3">Painters</text:h>
      <text:p text:style-name="Text_20_body">Painters are used for all kind of painting, be it to the screen, to a main-memory-bound surface or a graphics-card-bound texture. These different kind of targets are described by AGPaintTargets.</text:p>
      <text:p text:style-name="Text_20_body">So there is a Painttarget for an SDL-Screen, an GL-Screen, SDL-Surface and Textures. These are each (or should be) optimized for the given job. Have a look at ag_painttarget.h for the base-class.</text:p>
      <text:p text:style-name="Text_20_body">Implementations can be found in ag_texture, ag_sdlsurface, ag_glscreen, and ag_sdlscreen.</text:p>
      <text:p text:style-name="Text_20_body">If you want to use a painter, it goes like this:</text:p>
      <text:list text:style-name="Numbering_20_2" text:continue-numbering="true">
        <text:list-item>
          <text:p text:style-name="Preformatted_20_Text">void paintSth();</text:p>
        </text:list-item>
        <text:list-item>
          <text:p text:style-name="Preformatted_20_Text">{</text:p>
        </text:list-item>
        <text:list-item>
          <text:p text:style-name="Preformatted_20_Text"><text:s text:c="2"/>AGPainter p;</text:p>
        </text:list-item>
        <text:list-item>
          <text:p text:style-name="Preformatted_20_Text"><text:s text:c="2"/>p.fillRect(AGRect2(0,0,100,100),AGColor(0xFF,0,0));</text:p>
        </text:list-item>
        <text:list-item>
          <text:p text:style-name="Preformatted_20_Text">}</text:p>
        </text:list-item>
        <text:list-item>
          <text:p text:style-name="Preformatted_20_Text">void paintSth2(AGPaintTarget &amp;t);</text:p>
        </text:list-item>
        <text:list-item>
          <text:p text:style-name="Preformatted_20_Text">{</text:p>
        </text:list-item>
        <text:list-item>
          <text:p text:style-name="Preformatted_20_Text"><text:s text:c="2"/>AGPainter p(t);</text:p>
        </text:list-item>
        <text:list-item>
          <text:p text:style-name="Preformatted_20_Text"><text:s text:c="2"/>p.fillRect(AGRect2(0,0,100,100),AGColor(0xFF,0,0));</text:p>
        </text:list-item>
        <text:list-item>
          <text:p text:style-name="Preformatted_20_Text">}</text:p>
        </text:list-item>
        <text:list-item>
          <text:p text:style-name="Preformatted_20_Text"/>
        </text:list-item>
      </text:list>
      <text:p text:style-name="Text_20_body">paintSth will automatically take the currently used screen and paint a red rectangle to it. paintSth2 will do the same to a given PaintTarget.</text:p>
      <text:p text:style-name="Text_20_body"/>
      <text:h text:style-name="Heading_20_3" text:outline-level="3">Application-object</text:h>
      <text:p text:style-name="Text_20_body">The center of each user-interaction </text:p>
      <text:p text:style-name="Text_20_body"/>
      <text:h text:style-name="Heading_20_2" text:outline-level="2">3d-Engine</text:h>
      <text:p text:style-name="Text_20_body">Camera</text:p>
      <text:p text:style-name="Text_20_body">Scene and SceneNode</text:p>
      <text:p text:style-name="Text_20_body">Mesh (MeshData)</text:p>
      <text:p text:style-name="Text_20_body">AnimMesh (AnimMeshData)</text:p>
      <text:p text:style-name="Text_20_body">Terrain</text:p>
      <text:p text:style-name="Text_20_body">Particles</text:p>
      <text:h text:style-name="Heading_20_3" text:outline-level="3">Yet to come</text:h>
      <text:list text:style-name="L9">
        <text:list-item>
          <text:p text:style-name="P17">decent particle engine</text:p>
        </text:list-item>
        <text:list-item>
          <text:p text:style-name="P17">rotatable map (shadows)</text:p>
        </text:list-item>
        <text:list-item>
          <text:p text:style-name="P17">Cg-support?</text:p>
        </text:list-item>
        <text:list-item>
          <text:p text:style-name="P17">support shadows on shader-rendered objects</text:p>
        </text:list-item>
        <text:list-item>
          <text:p text:style-name="P17">shadows through shaders?</text:p>
        </text:list-item>
      </text:list>
      <text:h text:style-name="Heading_20_2" text:outline-level="2">Game-engine (C++)</text:h>
      <text:p text:style-name="Text_20_body"/>
      <text:p text:style-name="Text_20_body"/>
      <text:h text:style-name="Heading_20_2" text:outline-level="2">Game-engine (Ruby)</text:h>
      <text:p text:style-name="Text_20_body"/>
      <text:h text:style-name="Heading_20_2" text:outline-level="2">Game-scripts</text:h>
      <text:p text:style-name="Text_20_body"/>
      <text:h text:style-name="Heading_20_2" text:outline-level="2">Level-scripts</text:h>
      <text:h text:style-name="P6" text:outline-level="1">Authors</text:h>
      <text:p text:style-name="Text_20_body">David Kamphausen (Godrin) <text:a xlink:type="simple" xlink:href="mailto:david.kamphausen@web.de">david.kamphausen@web.de</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Numbering_20_2" style:display-name="Numbering 2" style:family="paragraph" style:parent-style-name="List" style:class="list" style:master-page-name="">
      <style:paragraph-properties fo:margin-left="1.27cm" fo:margin-right="0cm" fo:margin-top="0cm" fo:margin-bottom="0.212cm" fo:text-indent="-0.635cm" style:auto-text-indent="false" style:shadow="none" text:number-lines="true" text:line-number="1"/>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text:number-lines="true" text:line-number="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list-style-name="Numbering_20_2" style:class="html" style:master-page-name="">
      <style:paragraph-properties fo:margin-left="1.7cm" fo:margin-right="0cm" fo:margin-top="0cm" fo:margin-bottom="0cm" fo:text-indent="0cm" style:auto-text-indent="false" fo:background-color="#e6e6ff" fo:padding="0.049cm" fo:border="0.002cm solid #000000" style:shadow="none" text:number-lines="true" text:line-number="1">
        <style:tab-stops/>
        <style:drop-cap/>
        <style:background-image/>
      </style:paragraph-properties>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style:num-format="1">
        <style:list-level-properties text:min-label-distance="0.381cm"/>
      </text:outline-level-style>
      <text:outline-level-style text:level="2" text:style-name="Numbering_20_Symbols"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8-04T10:18:05</meta:creation-date>
    <dc:date>2006-08-04T14:22:14</dc:date>
    <dc:language>en-US</dc:language>
    <meta:editing-cycles>23</meta:editing-cycles>
    <meta:editing-duration>PT1H50M52S</meta:editing-duration>
    <meta:user-defined meta:name="Info 1"/>
    <meta:user-defined meta:name="Info 2"/>
    <meta:user-defined meta:name="Info 3"/>
    <meta:user-defined meta:name="Info 4"/>
    <meta:document-statistic meta:table-count="0" meta:image-count="0" meta:object-count="0" meta:page-count="7" meta:paragraph-count="110" meta:word-count="769" meta:character-count="4662"/>
  </office:meta>
</office:document-meta>
</file>